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a4dc" officeooo:paragraph-rsid="0016a4dc"/>
    </style:style>
    <style:style style:name="P2" style:family="paragraph" style:parent-style-name="Standard">
      <style:paragraph-properties fo:text-align="center" style:justify-single-word="false"/>
      <style:text-properties officeooo:rsid="0016a4dc" officeooo:paragraph-rsid="0016a4dc"/>
    </style:style>
    <style:style style:name="P3" style:family="paragraph" style:parent-style-name="Standard">
      <style:paragraph-properties fo:text-align="start" style:justify-single-word="false"/>
      <style:text-properties officeooo:rsid="0016ce75" officeooo:paragraph-rsid="0016ce75"/>
    </style:style>
    <style:style style:name="T1" style:family="text">
      <style:text-properties officeooo:rsid="0016c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aksi</text:p>
      <text:p text:style-name="P1">Terdapat 4 prinsip dasar transakis (ACID) yaitu atomicity semua proses atau perintah bisa yang ada di dalam satu paket transaksi harus selesai semua atau tidak selesai sama sekali dengan kata lain <text:s/>dalam satu transaksi tidak bole ada proses atau perintah yang gagal di eksekusi consistensikegagalan satu proses <text:s/>dalam transaksi tidak akan mempengaruhi transaksi lainnya <text:span text:style-name="T1">data yang sedang di gunakan dalam satu transaksi tidak dapat di gunakan alat transaki lainnya tidak dapat digunakan oleh transaki lainya sebelum seluruh transaki yang pertama selesai </text:span></text:p>
      <text:p text:style-name="P1">-<text:span text:style-name="T1">Durabili artinpya hasil tercatat dengan baik</text:span></text:p>
      <text:p text:style-name="P1"><text:tab/><text:span text:style-name="T1">untuk mengatur proses query multy user </text:span></text:p>
      <text:p text:style-name="P3">bentuk umum LOCK TABLE table locktype,table1,lock type,table 2 lock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08:34:54.357828941</meta:creation-date>
    <dc:date>2015-08-10T09:02:14.008075618</dc:date>
    <meta:editing-duration>PT11M29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1" meta:paragraph-count="5" meta:word-count="103" meta:character-count="718" meta:non-whitespace-character-count="615"/>
  </office:meta>
</office:document-meta>
</file>